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21e" officeooo:paragraph-rsid="0000821e"/>
    </style:style>
    <style:style style:name="P2" style:family="paragraph" style:parent-style-name="Standard">
      <style:paragraph-properties fo:text-align="center" style:justify-single-word="false"/>
      <style:text-properties officeooo:rsid="0000821e" officeooo:paragraph-rsid="0000821e"/>
    </style:style>
    <style:style style:name="P3" style:family="paragraph" style:parent-style-name="Standard">
      <style:paragraph-properties fo:text-align="start" style:justify-single-word="false"/>
      <style:text-properties officeooo:rsid="0000821e" officeooo:paragraph-rsid="000082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Y</text:p>
      <text:p text:style-name="P1">Damien</text:p>
      <text:p text:style-name="P1">Inf-S2 TP5B</text:p>
      <text:p text:style-name="P1"/>
      <text:p text:style-name="P2">SAÉ S2</text:p>
      <text:p text:style-name="P2">Les labyrinthes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2:29:30.574072381</meta:creation-date>
    <dc:date>2023-02-27T12:34:56.529712461</dc:date>
    <meta:editing-duration>PT5M26S</meta:editing-duration>
    <meta:editing-cycles>1</meta:editing-cycles>
    <meta:document-statistic meta:table-count="0" meta:image-count="0" meta:object-count="0" meta:page-count="1" meta:paragraph-count="5" meta:word-count="8" meta:character-count="41" meta:non-whitespace-character-count="38"/>
    <meta:generator>LibreOffice/6.4.7.2$Linux_X86_64 LibreOffice_project/40$Build-2</meta:generator>
  </office:meta>
</office:document-meta>
</file>